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ValidatorBean.setValidatorFactory( ValidatorFactory valid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ValidatorBean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stomValidatorBean.setMessageInterpolator( MessageInterpolator messageInterpo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ValidatorBean.setTraversableResolver( TraversableResolver travers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